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9cc" officeooo:paragraph-rsid="000949cc"/>
    </style:style>
    <style:style style:name="P2" style:family="paragraph" style:parent-style-name="Standard">
      <style:text-properties officeooo:rsid="0009ed47" officeooo:paragraph-rsid="0009ed47"/>
    </style:style>
    <style:style style:name="P3" style:family="paragraph" style:parent-style-name="Standard">
      <style:text-properties officeooo:rsid="000ab274" officeooo:paragraph-rsid="000ab2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pos@tropos-pc:~$ ssh pocristiane@lief.if.ufrgs.br</text:p>
      <text:p text:style-name="P1">pocristiane@lief.if.ufrgs.br's password: </text:p>
      <text:p text:style-name="P1"/>
      <text:p text:style-name="P1">The programs included with the Debian GNU/Linux system are free software;</text:p>
      <text:p text:style-name="P1">the exact distribution terms for each program are described in the</text:p>
      <text:p text:style-name="P1">individual files in /usr/share/doc/*/copyright.</text:p>
      <text:p text:style-name="P1"/>
      <text:p text:style-name="P1">Debian GNU/Linux comes with ABSOLUTELY NO WARRANTY, to the extent</text:p>
      <text:p text:style-name="P1">permitted by applicable law.</text:p>
      <text:p text:style-name="P1">Last login: Mon Mar <text:s/>7 09:46:47 2016 from 201.37.161.73</text:p>
      <text:p text:style-name="P1">pocristiane@lief:~$ echo Aula 3 </text:p>
      <text:p text:style-name="P1">Aula 3</text:p>
      <text:p text:style-name="P1">pocristiane@lief:~$ Repetir texto</text:p>
      <text:p text:style-name="P1">-bash: Repetir: comando não encontrado</text:p>
      <text:p text:style-name="P1">pocristiane@lief:~$ echo Repertir texto</text:p>
      <text:p text:style-name="P1">Repertir texto</text:p>
      <text:p text:style-name="P1">pocristiane@lief:~$ echo Much work and not fun makes Jack a dull boy</text:p>
      <text:p text:style-name="P1">Much work and not fun makes Jack a dull boy</text:p>
      <text:p text:style-name="P1">pocristiane@lief:~$ seq 10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tropos@tropos-pc:~$ for i in 1 2 3 </text:p>
      <text:p text:style-name="P1">&gt; do echo ola</text:p>
      <text:p text:style-name="P1">&gt; echo ola</text:p>
      <text:p text:style-name="P1">&gt; done</text:p>
      <text:p text:style-name="P1">ola</text:p>
      <text:p text:style-name="P1">ola</text:p>
      <text:p text:style-name="P1">ola</text:p>
      <text:p text:style-name="P1">ola</text:p>
      <text:p text:style-name="P1">ola</text:p>
      <text:p text:style-name="P1">ola</text:p>
      <text:p text:style-name="P1">tropos@tropos-pc:~$ for i in 1 2 3 ; do echo ola; echo ola; done</text:p>
      <text:p text:style-name="P1">ola</text:p>
      <text:p text:style-name="P1">ola</text:p>
      <text:p text:style-name="P1">ola</text:p>
      <text:p text:style-name="P1">ola</text:p>
      <text:p text:style-name="P1">ola</text:p>
      <text:p text:style-name="P1">ola</text:p>
      <text:p text:style-name="P1">tropos@tropos-pc:~$ mkdir aula3</text:p>
      <text:p text:style-name="P1">tropos@tropos-pc:~$ cd aula3</text:p>
      <text:p text:style-name="P1">tropos@tropos-pc:~/aula3$ cat &gt; laco</text:p>
      <text:p text:style-name="P1">for i in 1 2 3 ; do echo ola; echo ola; done</text:p>
      <text:p text:style-name="P1">^C</text:p>
      <text:p text:style-name="P1">tropos@tropos-pc:~/aula3$ ls</text:p>
      <text:p text:style-name="P1"><text:soft-page-break/>laco</text:p>
      <text:p text:style-name="P1">tropos@tropos-pc:~/aula3$ jed laco</text:p>
      <text:p text:style-name="P1">bash: jed: comando não encontrado</text:p>
      <text:p text:style-name="P1">tropos@tropos-pc:~/aula3$ laco</text:p>
      <text:p text:style-name="P1">bash: laco: comando não encontrado</text:p>
      <text:p text:style-name="P1">tropos@tropos-pc:~/aula3$ cat &gt; scrip_malvado</text:p>
      <text:p text:style-name="P1">rm - fR ~/*</text:p>
      <text:p text:style-name="P1">^C</text:p>
      <text:p text:style-name="P1">tropos@tropos-pc:~/aula3$ scrip_malvado</text:p>
      <text:p text:style-name="P1">bash: scrip_malvado: comando não encontrado</text:p>
      <text:p text:style-name="P1">tropos@tropos-pc:~/aula3$ rm scrip_malvado</text:p>
      <text:p text:style-name="P1">tropos@tropos-pc:~/aula3$ ls - l</text:p>
      <text:p text:style-name="P1">ls: não é possível acessar -: Arquivo ou diretório não encontrado</text:p>
      <text:p text:style-name="P1">ls: não é possível acessar l: Arquivo ou diretório não encontrado</text:p>
      <text:p text:style-name="P1">tropos@tropos-pc:~/aula3$ ls -l</text:p>
      <text:p text:style-name="P1">total 4</text:p>
      <text:p text:style-name="P1">-rw-r--r-- 1 tropos tropos 45 Mar <text:s/>7 16:11 laco</text:p>
      <text:p text:style-name="P1">tropos@tropos-pc:~/aula3$ chmod +x laco</text:p>
      <text:p text:style-name="P1">tropos@tropos-pc:~/aula3$ laco</text:p>
      <text:p text:style-name="P1">bash: laco: comando não encontrado</text:p>
      <text:p text:style-name="P1">tropos@tropos-pc:~/aula3$ pwd</text:p>
      <text:p text:style-name="P1">/home/tropos/aula3</text:p>
      <text:p text:style-name="P1">tropos@tropos-pc:~/aula3$ xeyes</text:p>
      <text:p text:style-name="P1">^C</text:p>
      <text:p text:style-name="P1">tropos@tropos-pc:~/aula3$ which xeyes</text:p>
      <text:p text:style-name="P1">/usr/bin/xeyes</text:p>
      <text:p text:style-name="P1">tropos@tropos-pc:~/aula3$ which ls</text:p>
      <text:p text:style-name="P1">/bin/ls</text:p>
      <text:p text:style-name="P1">tropos@tropos-pc:~/aula3$ ./laco</text:p>
      <text:p text:style-name="P1">ola</text:p>
      <text:p text:style-name="P1">ola</text:p>
      <text:p text:style-name="P1">ola</text:p>
      <text:p text:style-name="P1">ola</text:p>
      <text:p text:style-name="P1">ola</text:p>
      <text:p text:style-name="P1">ola</text:p>
      <text:p text:style-name="P1">tropos@tropos-pc:~/aula3$ </text:p>
      <text:p text:style-name="P2">tropos@tropos-pc:~$ for i in 1 2 3 </text:p>
      <text:p text:style-name="P2">&gt; do echo ola</text:p>
      <text:p text:style-name="P2">&gt; echo ola</text:p>
      <text:p text:style-name="P2">&gt; done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tropos@tropos-pc:~$ for i in 1 2 3 ; do echo ola; echo ola; done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<text:soft-page-break/>ola</text:p>
      <text:p text:style-name="P2">tropos@tropos-pc:~$ mkdir aula3</text:p>
      <text:p text:style-name="P2">tropos@tropos-pc:~$ cd aula3</text:p>
      <text:p text:style-name="P2">tropos@tropos-pc:~/aula3$ cat &gt; laco</text:p>
      <text:p text:style-name="P2">for i in 1 2 3 ; do echo ola; echo ola; done</text:p>
      <text:p text:style-name="P2">^C</text:p>
      <text:p text:style-name="P2">tropos@tropos-pc:~/aula3$ ls</text:p>
      <text:p text:style-name="P2">laco</text:p>
      <text:p text:style-name="P2">tropos@tropos-pc:~/aula3$ jed laco</text:p>
      <text:p text:style-name="P2">bash: jed: comando não encontrado</text:p>
      <text:p text:style-name="P2">tropos@tropos-pc:~/aula3$ laco</text:p>
      <text:p text:style-name="P2">bash: laco: comando não encontrado</text:p>
      <text:p text:style-name="P2">tropos@tropos-pc:~/aula3$ cat &gt; scrip_malvado</text:p>
      <text:p text:style-name="P2">rm - fR ~/*</text:p>
      <text:p text:style-name="P2">^C</text:p>
      <text:p text:style-name="P2">tropos@tropos-pc:~/aula3$ scrip_malvado</text:p>
      <text:p text:style-name="P2">bash: scrip_malvado: comando não encontrado</text:p>
      <text:p text:style-name="P2">tropos@tropos-pc:~/aula3$ rm scrip_malvado</text:p>
      <text:p text:style-name="P2">tropos@tropos-pc:~/aula3$ ls - l</text:p>
      <text:p text:style-name="P2">ls: não é possível acessar -: Arquivo ou diretório não encontrado</text:p>
      <text:p text:style-name="P2">ls: não é possível acessar l: Arquivo ou diretório não encontrado</text:p>
      <text:p text:style-name="P2">tropos@tropos-pc:~/aula3$ ls -l</text:p>
      <text:p text:style-name="P2">total 4</text:p>
      <text:p text:style-name="P2">-rw-r--r-- 1 tropos tropos 45 Mar <text:s/>7 16:11 laco</text:p>
      <text:p text:style-name="P2">tropos@tropos-pc:~/aula3$ chmod +x laco</text:p>
      <text:p text:style-name="P2">tropos@tropos-pc:~/aula3$ laco</text:p>
      <text:p text:style-name="P2">bash: laco: comando não encontrado</text:p>
      <text:p text:style-name="P2">tropos@tropos-pc:~/aula3$ pwd</text:p>
      <text:p text:style-name="P2">/home/tropos/aula3</text:p>
      <text:p text:style-name="P2">tropos@tropos-pc:~/aula3$ xeyes</text:p>
      <text:p text:style-name="P2">^C</text:p>
      <text:p text:style-name="P2">tropos@tropos-pc:~/aula3$ which xeyes</text:p>
      <text:p text:style-name="P2">/usr/bin/xeyes</text:p>
      <text:p text:style-name="P2">tropos@tropos-pc:~/aula3$ which ls</text:p>
      <text:p text:style-name="P2">/bin/ls</text:p>
      <text:p text:style-name="P2">tropos@tropos-pc:~/aula3$ ./laco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tropos@tropos-pc:~/aula3$ </text:p>
      <text:p text:style-name="P2">tropos@tropos-pc:~/aula3$ pwd</text:p>
      <text:p text:style-name="P2">/home/tropos/aula3</text:p>
      <text:p text:style-name="P2">tropos@tropos-pc:~/aula3$ ls -l</text:p>
      <text:p text:style-name="P2">total 28</text:p>
      <text:p text:style-name="P2">-rwxr-xr-x 1 tropos tropos <text:s text:c="3"/>45 Mar <text:s/>7 16:11 laco</text:p>
      <text:p text:style-name="P2">-rw-r--r-- 1 tropos tropos 24164 Mar <text:s/>7 16:21 Terminal.odt</text:p>
      <text:p text:style-name="P2">tropos@tropos-pc:~/aula3$ mv laco laco.sh</text:p>
      <text:p text:style-name="P2">tropos@tropos-pc:~/aula3$ jed laco.sh</text:p>
      <text:p text:style-name="P2">bash: jed: comando não encontrado</text:p>
      <text:p text:style-name="P2"><text:soft-page-break/>tropos@tropos-pc:~/aula3$ for i in `seq <text:s/>20`; do; echo ola; done</text:p>
      <text:p text:style-name="P2">bash: erro de sintaxe próximo do `token' não esperado `;'</text:p>
      <text:p text:style-name="P2">tropos@tropos-pc:~/aula3$ for i in `seq 20`</text:p>
      <text:p text:style-name="P2">&gt; do</text:p>
      <text:p text:style-name="P2">&gt; echo ola</text:p>
      <text:p text:style-name="P2">&gt; done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ola</text:p>
      <text:p text:style-name="P2">tropos@tropos-pc:~/aula3$ laco.sh</text:p>
      <text:p text:style-name="P2">bash: laco.sh: comando não encontrado</text:p>
      <text:p text:style-name="P2">tropos@tropos-pc:~/aula3$ </text:p>
      <text:p text:style-name="P3">tropos@tropos-pc:~$ for i in 1 2 3 </text:p>
      <text:p text:style-name="P3">&gt; do echo ola</text:p>
      <text:p text:style-name="P3">&gt; echo ola</text:p>
      <text:p text:style-name="P3">&gt; done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tropos@tropos-pc:~$ for i in 1 2 3 ; do echo ola; echo ola; done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tropos@tropos-pc:~$ mkdir aula3</text:p>
      <text:p text:style-name="P3">tropos@tropos-pc:~$ cd aula3</text:p>
      <text:p text:style-name="P3">tropos@tropos-pc:~/aula3$ cat &gt; laco</text:p>
      <text:p text:style-name="P3">for i in 1 2 3 ; do echo ola; echo ola; done</text:p>
      <text:p text:style-name="P3">^C</text:p>
      <text:p text:style-name="P3">tropos@tropos-pc:~/aula3$ ls</text:p>
      <text:p text:style-name="P3"><text:soft-page-break/>laco</text:p>
      <text:p text:style-name="P3">tropos@tropos-pc:~/aula3$ jed laco</text:p>
      <text:p text:style-name="P3">bash: jed: comando não encontrado</text:p>
      <text:p text:style-name="P3">tropos@tropos-pc:~/aula3$ laco</text:p>
      <text:p text:style-name="P3">bash: laco: comando não encontrado</text:p>
      <text:p text:style-name="P3">tropos@tropos-pc:~/aula3$ cat &gt; scrip_malvado</text:p>
      <text:p text:style-name="P3">rm - fR ~/*</text:p>
      <text:p text:style-name="P3">^C</text:p>
      <text:p text:style-name="P3">tropos@tropos-pc:~/aula3$ scrip_malvado</text:p>
      <text:p text:style-name="P3">bash: scrip_malvado: comando não encontrado</text:p>
      <text:p text:style-name="P3">tropos@tropos-pc:~/aula3$ rm scrip_malvado</text:p>
      <text:p text:style-name="P3">tropos@tropos-pc:~/aula3$ ls - l</text:p>
      <text:p text:style-name="P3">ls: não é possível acessar -: Arquivo ou diretório não encontrado</text:p>
      <text:p text:style-name="P3">ls: não é possível acessar l: Arquivo ou diretório não encontrado</text:p>
      <text:p text:style-name="P3">tropos@tropos-pc:~/aula3$ ls -l</text:p>
      <text:p text:style-name="P3">total 4</text:p>
      <text:p text:style-name="P3">-rw-r--r-- 1 tropos tropos 45 Mar <text:s/>7 16:11 laco</text:p>
      <text:p text:style-name="P3">tropos@tropos-pc:~/aula3$ chmod +x laco</text:p>
      <text:p text:style-name="P3">tropos@tropos-pc:~/aula3$ laco</text:p>
      <text:p text:style-name="P3">bash: laco: comando não encontrado</text:p>
      <text:p text:style-name="P3">tropos@tropos-pc:~/aula3$ pwd</text:p>
      <text:p text:style-name="P3">/home/tropos/aula3</text:p>
      <text:p text:style-name="P3">tropos@tropos-pc:~/aula3$ xeyes</text:p>
      <text:p text:style-name="P3">^C</text:p>
      <text:p text:style-name="P3">tropos@tropos-pc:~/aula3$ which xeyes</text:p>
      <text:p text:style-name="P3">/usr/bin/xeyes</text:p>
      <text:p text:style-name="P3">tropos@tropos-pc:~/aula3$ which ls</text:p>
      <text:p text:style-name="P3">/bin/ls</text:p>
      <text:p text:style-name="P3">tropos@tropos-pc:~/aula3$ ./laco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tropos@tropos-pc:~/aula3$ </text:p>
      <text:p text:style-name="P3">tropos@tropos-pc:~/aula3$ pwd</text:p>
      <text:p text:style-name="P3">/home/tropos/aula3</text:p>
      <text:p text:style-name="P3">tropos@tropos-pc:~/aula3$ ls -l</text:p>
      <text:p text:style-name="P3">total 28</text:p>
      <text:p text:style-name="P3">-rwxr-xr-x 1 tropos tropos <text:s text:c="3"/>45 Mar <text:s/>7 16:11 laco</text:p>
      <text:p text:style-name="P3">-rw-r--r-- 1 tropos tropos 24164 Mar <text:s/>7 16:21 Terminal.odt</text:p>
      <text:p text:style-name="P3">tropos@tropos-pc:~/aula3$ mv laco laco.sh</text:p>
      <text:p text:style-name="P3">tropos@tropos-pc:~/aula3$ jed laco.sh</text:p>
      <text:p text:style-name="P3">bash: jed: comando não encontrado</text:p>
      <text:p text:style-name="P3">tropos@tropos-pc:~/aula3$ for i in `seq <text:s/>20`; do; echo ola; done</text:p>
      <text:p text:style-name="P3">bash: erro de sintaxe próximo do `token' não esperado `;'</text:p>
      <text:p text:style-name="P3">tropos@tropos-pc:~/aula3$ for i in `seq 20`</text:p>
      <text:p text:style-name="P3">&gt; do</text:p>
      <text:p text:style-name="P3">&gt; echo ola</text:p>
      <text:p text:style-name="P3">&gt; done</text:p>
      <text:p text:style-name="P3">ola</text:p>
      <text:p text:style-name="P3"><text:soft-page-break/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ola</text:p>
      <text:p text:style-name="P3">tropos@tropos-pc:~/aula3$ laco.sh</text:p>
      <text:p text:style-name="P3">bash: laco.sh: comando não encontrado</text:p>
      <text:p text:style-name="P3">tropos@tropos-pc:~/aula3$ </text:p>
      <text:p text:style-name="P3">tropos@tropos-pc:~/aula3$ cat &gt; ola.f90</text:p>
      <text:p text:style-name="P3">print*, "ola"</text:p>
      <text:p text:style-name="P3">^C</text:p>
      <text:p text:style-name="P3">tropos@tropos-pc:~/aula3$ ls -l</text:p>
      <text:p text:style-name="P3">total 32</text:p>
      <text:p text:style-name="P3">-rwxr-xr-x 1 tropos tropos <text:s text:c="3"/>45 Mar <text:s/>7 16:11 laco.sh</text:p>
      <text:p text:style-name="P3">-rw-r--r-- 1 tropos tropos <text:s text:c="3"/>14 Mar <text:s/>7 16:35 ola.f90</text:p>
      <text:p text:style-name="P3">-rw-r--r-- 1 tropos tropos 24164 Mar <text:s/>7 16:21 Terminal.odt</text:p>
      <text:p text:style-name="P3">tropos@tropos-pc:~/aula3$ gfortran</text:p>
      <text:p text:style-name="P3">bash: gfortran: comando não encontrado</text:p>
      <text:p text:style-name="P3">tropos@tropos-pc:~/aula3$ which gfortran</text:p>
      <text:p text:style-name="P3">tropos@tropos-pc:~/aula3$ gfortran ola.f90</text:p>
      <text:p text:style-name="P3">bash: gfortran: comando não encontrado</text:p>
      <text:p text:style-name="P3">tropos@tropos-pc:~/aula3$ which jed</text:p>
      <text:p text:style-name="P3">tropos@tropos-pc:~/aula3$ which gfortran</text:p>
      <text:p text:style-name="P3">tropos@tropos-pc:~/aula3$ gfortran ola.f90</text:p>
      <text:p text:style-name="P3">bash: gfortran: comando não encontrado</text:p>
      <text:p text:style-name="P3">tropos@tropos-pc:~/aula3$ ls -l</text:p>
      <text:p text:style-name="P3">total 32</text:p>
      <text:p text:style-name="P3">-rwxr-xr-x 1 tropos tropos <text:s text:c="3"/>45 Mar <text:s/>7 16:11 laco.sh</text:p>
      <text:p text:style-name="P3">-rw-r--r-- 1 tropos tropos <text:s text:c="3"/>14 Mar <text:s/>7 16:35 ola.f90</text:p>
      <text:p text:style-name="P3">-rw-r--r-- 1 tropos tropos 24164 Mar <text:s/>7 16:21 Terminal.odt</text:p>
      <text:p text:style-name="P3">tropos@tropos-pc:~/aula3$ ./a.out</text:p>
      <text:p text:style-name="P3">bash: ./a.out: Arquivo ou diretório não encontrado</text:p>
      <text:p text:style-name="P3">tropos@tropos-pc:~/aula3$ </text:p>
      <text:p text:style-name="P3">tropos@tropos-pc:~$ cd aula3</text:p>
      <text:p text:style-name="P3">tropos@tropos-pc:~/aula3$ echo Usar emacs em vez de jed</text:p>
      <text:p text:style-name="P3">Usar emacs em vez de jed</text:p>
      <text:p text:style-name="P3">tropos@tropos-pc:~/aula3$ cp ola.f90 pic.f90</text:p>
      <text:p text:style-name="P3">tropos@tropos-pc:~/aula3$ emacs pic.f90</text:p>
      <text:p text:style-name="P3"><text:soft-page-break/>^Ctropos@tropos-pc:~/aula3$ a./out</text:p>
      <text:p text:style-name="P3">bash: a./out: Arquivo ou diretório não encontrado</text:p>
      <text:p text:style-name="P3">tropos@tropos-pc:~/aula3$ a./a.out</text:p>
      <text:p text:style-name="P3">bash: a./a.out: Arquivo ou diretório não encontrado</text:p>
      <text:p text:style-name="P3">tropos@tropos-pc:~/aula3$ ./a.out</text:p>
      <text:p text:style-name="P3">bash: ./a.out: Arquivo ou diretório não encontrado</text:p>
      <text:p text:style-name="P3">tropos@tropos-pc:~/aula3$ cat ~/ mix/pics/burt</text:p>
      <text:p text:style-name="P3">cat: /home/tropos/: É um diretório</text:p>
      <text:p text:style-name="P3">cat: mix/pics/burt: Arquivo ou diretório não encontrado</text:p>
      <text:p text:style-name="P3">tropos@tropos-pc:~/aula3$ cp</text:p>
      <text:p text:style-name="P3">cp: falta o operando arquivo</text:p>
      <text:p text:style-name="P3">Try 'cp --help' for more information.</text:p>
      <text:p text:style-name="P3">tropos@tropos-pc:~/aula3$ cat &gt; burt</text:p>
      <text:p text:style-name="P3">^C</text:p>
      <text:p text:style-name="P3">tropos@tropos-pc:~/aula3$ </text:p>
      <text:p text:style-name="P3">tropos@tropos-pc:~/aula3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pos </meta:initial-creator>
    <meta:creation-date>2016-03-07T16:06:16.536296542</meta:creation-date>
    <dc:date>2016-03-07T16:52:10.134305306</dc:date>
    <dc:creator>tropos </dc:creator>
    <meta:editing-duration>PT15M19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7" meta:paragraph-count="326" meta:word-count="1048" meta:character-count="7446" meta:non-whitespace-character-count="6687"/>
  </office:meta>
</office:document-meta>
</file>